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37b70" draw:textarea-horizontal-align="justify" draw:textarea-vertical-align="middle" draw:auto-grow-height="false" fo:min-height="1.815cm" fo:min-width="3.311cm"/>
    </style:style>
    <style:style style:name="gr2" style:family="graphic" style:parent-style-name="standard">
      <style:graphic-properties draw:fill-color="#7da7d8" draw:textarea-horizontal-align="justify" draw:textarea-vertical-align="middle" draw:auto-grow-height="false" fo:min-height="1.469cm" fo:min-width="2.743cm"/>
    </style:style>
    <style:style style:name="gr3" style:family="graphic" style:parent-style-name="standard">
      <style:graphic-properties draw:fill-color="#7da7d8" draw:textarea-horizontal-align="justify" draw:textarea-vertical-align="middle" draw:auto-grow-height="false" fo:min-height="1.748cm" fo:min-width="4.922cm"/>
    </style:style>
    <style:style style:name="gr4" style:family="graphic" style:parent-style-name="standard">
      <style:graphic-properties draw:fill-color="#7da7d8" draw:textarea-horizontal-align="justify" draw:textarea-vertical-align="middle" draw:auto-grow-height="false" fo:min-height="1.748cm" fo:min-width="4.921cm"/>
    </style:style>
    <style:style style:name="gr5" style:family="graphic" style:parent-style-name="standard">
      <style:graphic-properties draw:textarea-horizontal-align="justify" draw:textarea-vertical-align="middle" draw:auto-grow-height="false" fo:min-height="1.998cm" fo:min-width="4.896cm"/>
    </style:style>
    <style:style style:name="gr6" style:family="graphic" style:parent-style-name="standard">
      <style:graphic-properties draw:textarea-horizontal-align="justify" draw:textarea-vertical-align="middle" draw:auto-grow-height="false" fo:min-height="1.998cm" fo:min-width="4.895cm"/>
    </style:style>
    <style:style style:name="gr7" style:family="graphic" style:parent-style-name="standard">
      <style:graphic-properties draw:fill-color="#fdc578" draw:textarea-horizontal-align="justify" draw:textarea-vertical-align="middle" draw:auto-grow-height="false" fo:min-height="0.258cm" fo:min-width="0.7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dc578" draw:textarea-horizontal-align="justify" draw:textarea-vertical-align="middle" draw:auto-grow-height="false" fo:min-height="0.857cm" fo:min-width="1.588cm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draw:fill-color="#f37b70" draw:textarea-horizontal-align="justify" draw:textarea-vertical-align="middle" draw:auto-grow-height="false" fo:min-height="1.998cm" fo:min-width="4.8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dash" draw:stroke-dash="Fine_20_Dashed" draw:fill="none" draw:opacity="100%" draw:textarea-horizontal-align="justify" draw:textarea-vertical-align="middle" draw:auto-grow-height="false" fo:min-height="10.164cm" fo:min-width="12.708cm"/>
    </style:style>
    <style:style style:name="gr15" style:family="graphic" style:parent-style-name="standard">
      <style:graphic-properties svg:stroke-opacity="100%" draw:opacity="15%" draw:textarea-horizontal-align="justify" draw:textarea-vertical-align="middle" draw:auto-grow-height="false" fo:min-height="0.766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-color="#f37b70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7da7d8"/>
      <style:paragraph-properties fo:text-align="center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7da7d8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dc578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37b70"/>
      <style:paragraph-properties fo:text-align="center"/>
      <style:text-properties fo:font-size="9pt" style:font-size-asian="9pt" style:font-size-complex="9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opacity="15%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3.81cm" svg:height="3.302cm" svg:x="20.05cm" svg:y="16.494cm">
          <text:p text:style-name="P1"><text:span text:style-name="T1">Campus Dua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9" draw:id="id9" draw:layer="layout" svg:width="3.81cm" svg:height="3.302cm" svg:x="5.953cm" svg:y="16.621cm">
          <text:p text:style-name="P1"><text:span text:style-name="T1">meal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3" draw:id="id3" draw:layer="layout" svg:width="3.429cm" svg:height="1.905cm" svg:x="13.319cm" svg:y="3.159cm">
          <text:p text:style-name="P1">ngin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638cm" svg:height="2.214cm" svg:x="2.27cm" svg:y="7.776cm">
          <text:p text:style-name="P4"><text:span text:style-name="T2">web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637cm" svg:height="2.214cm" svg:x="7.908cm" svg:y="7.776cm">
          <text:p text:style-name="P4"><text:span text:style-name="T2">plan4ba/</text:span></text:p>
          <text:p text:style-name="P4"><text:span text:style-name="T2">web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638cm" svg:height="2.49cm" svg:x="2.27cm" svg:y="9.99cm">
          <text:p text:style-name="P4"><text:span text:style-name="T2">plan4ba/</text:span></text:p>
          <text:p text:style-name="P4"><text:span text:style-name="T2">db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637cm" svg:height="2.49cm" svg:x="7.908cm" svg:y="9.99cm">
          <text:p text:style-name="P4"><text:span text:style-name="T2">plan4ba/</text:span></text:p>
          <text:p text:style-name="P4"><text:span text:style-name="T2">caching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5.638cm" svg:height="2.49cm" svg:x="2.27cm" svg:y="12.48cm">
          <text:p text:style-name="P4"><text:span text:style-name="T2">plan4ba/</text:span></text:p>
          <text:p text:style-name="P4"><text:span text:style-name="T2">login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" draw:id="id1" draw:layer="layout" svg:width="1.27cm" svg:height="0.508cm" svg:x="16.367cm" svg:y="2.905cm">
          <text:p text:style-name="P1"><text:span text:style-name="T3">:8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1.27cm" svg:height="0.508cm" svg:x="15.097cm" svg:y="2.905cm">
          <text:p text:style-name="P1"><text:span text:style-name="T3">:443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17.002cm" svg:y1="2.905cm" svg:x2="15.732cm" svg:y2="2.905cm" draw:start-shape="id1" draw:end-shape="id2" svg:d="M17002 2905c0-751-1270-751-1270 0" svg:viewBox="0 0 1271 564">
          <text:p/>
        </draw:connector>
        <draw:custom-shape draw:style-name="gr7" draw:text-style-name="P6" draw:layer="layout" svg:width="1.27cm" svg:height="0.508cm" svg:x="21.32cm" svg:y="16.621cm">
          <text:p text:style-name="P1"><text:span text:style-name="T3">:44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5" draw:id="id5" draw:layer="layout" svg:width="2.088cm" svg:height="1.107cm" svg:x="9.763cm" svg:y="7.132cm">
          <text:p text:style-name="P1"><text:span text:style-name="T3">:808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4" draw:id="id4" draw:layer="layout" svg:width="2.088cm" svg:height="1.107cm" svg:x="4.048cm" svg:y="7.132cm">
          <text:p text:style-name="P1"><text:span text:style-name="T3">:8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0.508cm" svg:x="7.223cm" svg:y="16.748cm">
          <text:p text:style-name="P1"><text:span text:style-name="T3">:80,443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319cm" svg:y1="4.111cm" svg:x2="5.092cm" svg:y2="7.132cm" draw:start-shape="id3" draw:start-glue-point="3" draw:end-shape="id4" draw:end-glue-point="0" svg:d="M13319 4111h-8227v3021" svg:viewBox="0 0 8228 3022">
          <text:p/>
        </draw:connector>
        <draw:connector draw:style-name="gr10" draw:text-style-name="P1" draw:layer="layout" svg:x1="13.319cm" svg:y1="4.111cm" svg:x2="10.807cm" svg:y2="7.132cm" draw:start-shape="id3" draw:start-glue-point="3" draw:end-shape="id5" draw:end-glue-point="0" svg:d="M13319 4111h-2512v3021" svg:viewBox="0 0 2513 3022">
          <text:p/>
        </draw:connector>
        <draw:custom-shape draw:style-name="gr11" draw:text-style-name="P8" xml:id="id10" draw:id="id10" draw:layer="layout" svg:width="5.637cm" svg:height="2.49cm" svg:x="7.908cm" svg:y="12.48cm">
          <text:p text:style-name="P4"><text:span text:style-name="T2">Postgre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638cm" svg:height="2.214cm" svg:x="16.381cm" svg:y="7.776cm">
          <text:p text:style-name="P4"><text:span text:style-name="T2">web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637cm" svg:height="2.214cm" svg:x="22.019cm" svg:y="7.776cm">
          <text:p text:style-name="P4"><text:span text:style-name="T2">plan4ba/</text:span></text:p>
          <text:p text:style-name="P4"><text:span text:style-name="T2">web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638cm" svg:height="2.49cm" svg:x="16.381cm" svg:y="9.99cm">
          <text:p text:style-name="P4"><text:span text:style-name="T2">plan4ba/</text:span></text:p>
          <text:p text:style-name="P4"><text:span text:style-name="T2">dbservic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637cm" svg:height="2.49cm" svg:x="22.019cm" svg:y="9.99cm">
          <text:p text:style-name="P4"><text:span text:style-name="T2">plan4ba/</text:span></text:p>
          <text:p text:style-name="P4"><text:span text:style-name="T2">caching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2" draw:id="id12" draw:layer="layout" svg:width="5.638cm" svg:height="2.49cm" svg:x="16.381cm" svg:y="12.48cm">
          <text:p text:style-name="P4"><text:span text:style-name="T2">plan4ba/</text:span></text:p>
          <text:p text:style-name="P4"><text:span text:style-name="T2">login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7" draw:id="id7" draw:layer="layout" svg:width="2.088cm" svg:height="1.107cm" svg:x="23.86cm" svg:y="7.259cm">
          <text:p text:style-name="P1"><text:span text:style-name="T3">:808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2.088cm" svg:height="1.107cm" svg:x="18.216cm" svg:y="7.386cm">
          <text:p text:style-name="P1"><text:span text:style-name="T3">:80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748cm" svg:y1="4.111cm" svg:x2="19.26cm" svg:y2="7.386cm" draw:start-shape="id3" draw:start-glue-point="1" draw:end-shape="id6" draw:end-glue-point="0" svg:d="M16748 4111h2512v3275" svg:viewBox="0 0 2513 3276">
          <text:p/>
        </draw:connector>
        <draw:connector draw:style-name="gr10" draw:text-style-name="P1" draw:layer="layout" svg:x1="16.748cm" svg:y1="4.111cm" svg:x2="24.904cm" svg:y2="7.259cm" draw:start-shape="id3" draw:start-glue-point="1" draw:end-shape="id7" draw:end-glue-point="0" svg:d="M16748 4111h8156v3148" svg:viewBox="0 0 8157 3149">
          <text:p/>
        </draw:connector>
        <draw:custom-shape draw:style-name="gr11" draw:text-style-name="P8" xml:id="id13" draw:id="id13" draw:layer="layout" svg:width="5.637cm" svg:height="2.49cm" svg:x="22.019cm" svg:y="12.48cm">
          <text:p text:style-name="P4"><text:span text:style-name="T2">Postgre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4.843cm" svg:y1="1cm" svg:x2="14.843cm" svg:y2="3.159cm">
          <text:p/>
        </draw:line>
        <draw:frame draw:style-name="gr12" draw:text-style-name="P10" draw:layer="layout" svg:width="2.686cm" svg:height="0.763cm" svg:x="14.716cm" svg:y="1.181cm">
          <draw:text-box>
            <text:p text:style-name="P9"><text:span text:style-name="T1">*.ddkfm.de</text:span></text:p>
          </draw:text-box>
        </draw:frame>
        <draw:frame draw:style-name="gr12" draw:text-style-name="P11" draw:layer="layout" svg:width="3.042cm" svg:height="0.607cm" svg:x="10.398cm" svg:y="3.413cm">
          <draw:text-box>
            <text:p><text:span text:style-name="T2">plan4ba.ddkfm.de</text:span></text:p>
          </draw:text-box>
        </draw:frame>
        <draw:frame draw:style-name="gr12" draw:text-style-name="P11" draw:layer="layout" svg:width="3.664cm" svg:height="0.607cm" svg:x="16.627cm" svg:y="3.441cm">
          <draw:text-box>
            <text:p><text:span text:style-name="T2">plan4ba-test.ddkfm.de</text:span></text:p>
          </draw:text-box>
        </draw:frame>
        <draw:connector draw:style-name="gr13" draw:text-style-name="P7" draw:layer="layout" draw:type="line" svg:x1="5.089cm" svg:y1="14.97cm" svg:x2="7.858cm" svg:y2="16.621cm" draw:start-shape="id8" draw:start-glue-point="2" draw:end-shape="id9" draw:end-glue-point="5" svg:d="M5089 14970l2769 1651" svg:viewBox="0 0 2770 1652">
          <text:p/>
        </draw:connector>
        <draw:connector draw:style-name="gr13" draw:text-style-name="P7" draw:layer="layout" draw:type="line" svg:x1="10.726cm" svg:y1="14.97cm" svg:x2="21.955cm" svg:y2="16.494cm" draw:start-shape="id10" draw:start-glue-point="2" draw:end-shape="id11" draw:end-glue-point="5" svg:d="M10726 14970l11229 1524" svg:viewBox="0 0 11230 1525">
          <text:p/>
        </draw:connector>
        <draw:connector draw:style-name="gr13" draw:text-style-name="P7" draw:layer="layout" draw:type="line" svg:x1="19.2cm" svg:y1="14.97cm" svg:x2="7.858cm" svg:y2="16.621cm" draw:start-shape="id12" draw:start-glue-point="2" draw:end-shape="id9" draw:end-glue-point="5" svg:d="M19200 14970l-11342 1651" svg:viewBox="0 0 11343 1652">
          <text:p/>
        </draw:connector>
        <draw:connector draw:style-name="gr13" draw:text-style-name="P7" draw:layer="layout" draw:type="line" svg:x1="24.837cm" svg:y1="14.97cm" svg:x2="21.955cm" svg:y2="16.494cm" draw:start-shape="id13" draw:start-glue-point="2" draw:end-shape="id11" draw:end-glue-point="5" svg:d="M24837 14970l-2882 1524" svg:viewBox="0 0 2883 1525">
          <text:p/>
        </draw:connector>
        <draw:custom-shape draw:style-name="gr14" draw:text-style-name="P12" draw:layer="layout" svg:width="13.208cm" svg:height="10.414cm" svg:x="1.381cm" svg:y="5.3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3.208cm" svg:height="10.414cm" svg:x="1.381cm" svg:y="5.3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3.208cm" svg:height="10.414cm" svg:x="15.224cm" svg:y="5.3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667cm" svg:height="1.016cm" svg:x="1.381cm" svg:y="5.345cm">
          <text:p text:style-name="P1"><text:span text:style-name="T4">p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667cm" svg:height="1.016cm" svg:x="15.224cm" svg:y="5.318cm">
          <text:p text:style-name="P1"><text:span text:style-name="T4">t</text:span><text:span text:style-name="T4">e</text:span><text:span text:style-name="T4">s</text:span><text:span text:style-name="T4">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6:22:21.597706151</meta:creation-date>
    <dc:date>2018-12-09T16:35:21.602065846</dc:date>
    <meta:editing-duration>PT1H57M33S</meta:editing-duration>
    <meta:editing-cycles>7</meta:editing-cycles>
    <meta:generator>LibreOffice/6.0.6.2$Linux_X86_64 LibreOffice_project/00m0$Build-2</meta:generator>
    <meta:document-statistic meta:object-count="41"/>
  </office:meta>
</office:document-meta>
</file>